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961">
            <text:p>A-12961</text:p>
          </table:table-cell>
          <table:table-cell office:value-type="float" office:value="46.611">
            <text:p>46.611</text:p>
          </table:table-cell>
          <table:table-cell office:value-type="float" office:value="-1.843">
            <text:p>-1.843</text:p>
          </table:table-cell>
          <table:table-cell office:value-type="float" office:value="4795.0">
            <text:p>4795.0</text:p>
          </table:table-cell>
          <table:table-cell office:value-type="float" office:value="108.0">
            <text:p>108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">
            <text:p>-1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959">
            <text:p>A-12959</text:p>
          </table:table-cell>
          <table:table-cell office:value-type="float" office:value="46.663">
            <text:p>46.663</text:p>
          </table:table-cell>
          <table:table-cell office:value-type="float" office:value="-1.916">
            <text:p>-1.916</text:p>
          </table:table-cell>
          <table:table-cell office:value-type="float" office:value="6115.0">
            <text:p>6115.0</text:p>
          </table:table-cell>
          <table:table-cell office:value-type="float" office:value="152.0">
            <text:p>152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Joly_02">
            <text:p>Joly_02</text:p>
          </table:table-cell>
          <table:table-cell office:value-type="float" office:value="46.549">
            <text:p>46.549</text:p>
          </table:table-cell>
          <table:table-cell office:value-type="float" office:value="-1.763">
            <text:p>-1.763</text:p>
          </table:table-cell>
          <table:table-cell office:value-type="float" office:value="5540.0">
            <text:p>5540.0</text:p>
          </table:table-cell>
          <table:table-cell office:value-type="float" office:value="164.0">
            <text:p>164.0</text:p>
          </table:table-cell>
          <table:table-cell office:value-type="string" office:value="black mud">
            <text:p>black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423">
            <text:p>A-12423</text:p>
          </table:table-cell>
          <table:table-cell office:value-type="float" office:value="46.542">
            <text:p>46.542</text:p>
          </table:table-cell>
          <table:table-cell office:value-type="float" office:value="-1.808">
            <text:p>-1.808</text:p>
          </table:table-cell>
          <table:table-cell office:value-type="float" office:value="2000.0">
            <text:p>2000.0</text:p>
          </table:table-cell>
          <table:table-cell office:value-type="float" office:value="138.0">
            <text:p>138.0</text:p>
          </table:table-cell>
          <table:table-cell office:value-type="string" office:value="blue mud">
            <text:p>blue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2004,StephanGoslin2014,GarciaArtolaEtal2018">
            <text:p>Joly2004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958">
            <text:p>A-12958</text:p>
          </table:table-cell>
          <table:table-cell office:value-type="float" office:value="46.663">
            <text:p>46.663</text:p>
          </table:table-cell>
          <table:table-cell office:value-type="float" office:value="-1.916">
            <text:p>-1.916</text:p>
          </table:table-cell>
          <table:table-cell office:value-type="float" office:value="5530.0">
            <text:p>5530.0</text:p>
          </table:table-cell>
          <table:table-cell office:value-type="float" office:value="168.0">
            <text:p>168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Gif-2109">
            <text:p>Gif-2109</text:p>
          </table:table-cell>
          <table:table-cell office:value-type="float" office:value="46.596">
            <text:p>46.596</text:p>
          </table:table-cell>
          <table:table-cell office:value-type="float" office:value="-1.841">
            <text:p>-1.841</text:p>
          </table:table-cell>
          <table:table-cell office:value-type="float" office:value="5023.0">
            <text:p>5023.0</text:p>
          </table:table-cell>
          <table:table-cell office:value-type="float" office:value="136.0">
            <text:p>13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Ters1973,LeorriEtal2012,StephanGoslin2014,GarciaArtolaEtal2018">
            <text:p>Ters1973,LeorriEtal2012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422">
            <text:p>A-12422</text:p>
          </table:table-cell>
          <table:table-cell office:value-type="float" office:value="46.542">
            <text:p>46.542</text:p>
          </table:table-cell>
          <table:table-cell office:value-type="float" office:value="-1.808">
            <text:p>-1.808</text:p>
          </table:table-cell>
          <table:table-cell office:value-type="float" office:value="1765.0">
            <text:p>1765.0</text:p>
          </table:table-cell>
          <table:table-cell office:value-type="float" office:value="160.0">
            <text:p>160.0</text:p>
          </table:table-cell>
          <table:table-cell office:value-type="string" office:value="blue mud">
            <text:p>blue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2004,StephanGoslin2014,GarciaArtolaEtal2018">
            <text:p>Joly2004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Joly_03">
            <text:p>Joly_03</text:p>
          </table:table-cell>
          <table:table-cell office:value-type="float" office:value="46.549">
            <text:p>46.549</text:p>
          </table:table-cell>
          <table:table-cell office:value-type="float" office:value="-1.763">
            <text:p>-1.763</text:p>
          </table:table-cell>
          <table:table-cell office:value-type="float" office:value="5235.0">
            <text:p>5235.0</text:p>
          </table:table-cell>
          <table:table-cell office:value-type="float" office:value="189.0">
            <text:p>189.0</text:p>
          </table:table-cell>
          <table:table-cell office:value-type="string" office:value="black mud">
            <text:p>black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962">
            <text:p>A-12962</text:p>
          </table:table-cell>
          <table:table-cell office:value-type="float" office:value="46.611">
            <text:p>46.611</text:p>
          </table:table-cell>
          <table:table-cell office:value-type="float" office:value="-1.843">
            <text:p>-1.843</text:p>
          </table:table-cell>
          <table:table-cell office:value-type="float" office:value="4480.0">
            <text:p>4480.0</text:p>
          </table:table-cell>
          <table:table-cell office:value-type="float" office:value="122.0">
            <text:p>122.0</text:p>
          </table:table-cell>
          <table:table-cell office:value-type="string" office:value="blue organic mud">
            <text:p>blue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5">
            <text:p>-0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Joly_01">
            <text:p>Joly_01</text:p>
          </table:table-cell>
          <table:table-cell office:value-type="float" office:value="46.549">
            <text:p>46.549</text:p>
          </table:table-cell>
          <table:table-cell office:value-type="float" office:value="-1.763">
            <text:p>-1.763</text:p>
          </table:table-cell>
          <table:table-cell office:value-type="float" office:value="370.0">
            <text:p>370.0</text:p>
          </table:table-cell>
          <table:table-cell office:value-type="float" office:value="131.0">
            <text:p>131.0</text:p>
          </table:table-cell>
          <table:table-cell office:value-type="string" office:value="green-blue mud">
            <text:p>green-blue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964">
            <text:p>A-12964</text:p>
          </table:table-cell>
          <table:table-cell office:value-type="float" office:value="46.611">
            <text:p>46.611</text:p>
          </table:table-cell>
          <table:table-cell office:value-type="float" office:value="-1.843">
            <text:p>-1.843</text:p>
          </table:table-cell>
          <table:table-cell office:value-type="float" office:value="7035.0">
            <text:p>7035.0</text:p>
          </table:table-cell>
          <table:table-cell office:value-type="float" office:value="176.0">
            <text:p>176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3038">
            <text:p>A-13038</text:p>
          </table:table-cell>
          <table:table-cell office:value-type="float" office:value="46.549">
            <text:p>46.549</text:p>
          </table:table-cell>
          <table:table-cell office:value-type="float" office:value="-1.763">
            <text:p>-1.763</text:p>
          </table:table-cell>
          <table:table-cell office:value-type="float" office:value="1665.0">
            <text:p>1665.0</text:p>
          </table:table-cell>
          <table:table-cell office:value-type="float" office:value="193.0">
            <text:p>193.0</text:p>
          </table:table-cell>
          <table:table-cell office:value-type="string" office:value="green-blue mud">
            <text:p>green-blue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3703">
            <text:p>A-13703</text:p>
          </table:table-cell>
          <table:table-cell office:value-type="float" office:value="46.611">
            <text:p>46.611</text:p>
          </table:table-cell>
          <table:table-cell office:value-type="float" office:value="-1.843">
            <text:p>-1.843</text:p>
          </table:table-cell>
          <table:table-cell office:value-type="float" office:value="4055.0">
            <text:p>4055.0</text:p>
          </table:table-cell>
          <table:table-cell office:value-type="float" office:value="197.0">
            <text:p>197.0</text:p>
          </table:table-cell>
          <table:table-cell office:value-type="string" office:value="blue organic mud">
            <text:p>blue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3705">
            <text:p>A-13705</text:p>
          </table:table-cell>
          <table:table-cell office:value-type="float" office:value="46.662">
            <text:p>46.662</text:p>
          </table:table-cell>
          <table:table-cell office:value-type="float" office:value="-1.889">
            <text:p>-1.889</text:p>
          </table:table-cell>
          <table:table-cell office:value-type="float" office:value="265.0">
            <text:p>265.0</text:p>
          </table:table-cell>
          <table:table-cell office:value-type="float" office:value="141.0">
            <text:p>141.0</text:p>
          </table:table-cell>
          <table:table-cell office:value-type="string" office:value="oxidized grey mud">
            <text:p>oxidized grey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">
            <text:p>0.2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3706">
            <text:p>A-13706</text:p>
          </table:table-cell>
          <table:table-cell office:value-type="float" office:value="46.662">
            <text:p>46.662</text:p>
          </table:table-cell>
          <table:table-cell office:value-type="float" office:value="-1.889">
            <text:p>-1.889</text:p>
          </table:table-cell>
          <table:table-cell office:value-type="float" office:value="5335.0">
            <text:p>5335.0</text:p>
          </table:table-cell>
          <table:table-cell office:value-type="float" office:value="184.0">
            <text:p>184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3707">
            <text:p>A-13707</text:p>
          </table:table-cell>
          <table:table-cell office:value-type="float" office:value="46.662">
            <text:p>46.662</text:p>
          </table:table-cell>
          <table:table-cell office:value-type="float" office:value="-1.889">
            <text:p>-1.889</text:p>
          </table:table-cell>
          <table:table-cell office:value-type="float" office:value="5685.0">
            <text:p>5685.0</text:p>
          </table:table-cell>
          <table:table-cell office:value-type="float" office:value="156.0">
            <text:p>156.0</text:p>
          </table:table-cell>
          <table:table-cell office:value-type="string" office:value="grey organic mud with sand">
            <text:p>grey organic mud with san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3708">
            <text:p>A-13708</text:p>
          </table:table-cell>
          <table:table-cell office:value-type="float" office:value="46.662">
            <text:p>46.662</text:p>
          </table:table-cell>
          <table:table-cell office:value-type="float" office:value="-1.889">
            <text:p>-1.889</text:p>
          </table:table-cell>
          <table:table-cell office:value-type="float" office:value="7335.0">
            <text:p>7335.0</text:p>
          </table:table-cell>
          <table:table-cell office:value-type="float" office:value="164.0">
            <text:p>164.0</text:p>
          </table:table-cell>
          <table:table-cell office:value-type="string" office:value="grey-blue organic mud">
            <text:p>grey-blue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">
            <text:p>-6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Beta-215485">
            <text:p>Beta-215485</text:p>
          </table:table-cell>
          <table:table-cell office:value-type="float" office:value="46.663">
            <text:p>46.663</text:p>
          </table:table-cell>
          <table:table-cell office:value-type="float" office:value="-1.916">
            <text:p>-1.916</text:p>
          </table:table-cell>
          <table:table-cell office:value-type="float" office:value="6010.0">
            <text:p>6010.0</text:p>
          </table:table-cell>
          <table:table-cell office:value-type="float" office:value="108.0">
            <text:p>108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Ly-3350">
            <text:p>Ly-3350</text:p>
          </table:table-cell>
          <table:table-cell office:value-type="float" office:value="46.542">
            <text:p>46.542</text:p>
          </table:table-cell>
          <table:table-cell office:value-type="float" office:value="-1.808">
            <text:p>-1.808</text:p>
          </table:table-cell>
          <table:table-cell office:value-type="float" office:value="3510.0">
            <text:p>3510.0</text:p>
          </table:table-cell>
          <table:table-cell office:value-type="float" office:value="164.0">
            <text:p>164.0</text:p>
          </table:table-cell>
          <table:table-cell office:value-type="string" office:value="peaty mud">
            <text:p>peaty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2004,StephanGoslin2014,GarciaArtolaEtal2018">
            <text:p>Joly2004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Gif-2525">
            <text:p>Gif-2525</text:p>
          </table:table-cell>
          <table:table-cell office:value-type="float" office:value="46.596">
            <text:p>46.596</text:p>
          </table:table-cell>
          <table:table-cell office:value-type="float" office:value="-1.841">
            <text:p>-1.841</text:p>
          </table:table-cell>
          <table:table-cell office:value-type="float" office:value="5933.0">
            <text:p>5933.0</text:p>
          </table:table-cell>
          <table:table-cell office:value-type="float" office:value="184.0">
            <text:p>184.0</text:p>
          </table:table-cell>
          <table:table-cell office:value-type="string" office:value="brackish clay">
            <text:p>brackish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">
            <text:p>-4.8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Ters1973,LeorriEtal2012,StephanGoslin2014,GarciaArtolaEtal2018">
            <text:p>Ters1973,LeorriEtal2012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963">
            <text:p>A-12963</text:p>
          </table:table-cell>
          <table:table-cell office:value-type="float" office:value="46.611">
            <text:p>46.611</text:p>
          </table:table-cell>
          <table:table-cell office:value-type="float" office:value="-1.843">
            <text:p>-1.843</text:p>
          </table:table-cell>
          <table:table-cell office:value-type="float" office:value="6225.0">
            <text:p>6225.0</text:p>
          </table:table-cell>
          <table:table-cell office:value-type="float" office:value="176.0">
            <text:p>176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3373">
            <text:p>A-13373</text:p>
          </table:table-cell>
          <table:table-cell office:value-type="float" office:value="46.663">
            <text:p>46.663</text:p>
          </table:table-cell>
          <table:table-cell office:value-type="float" office:value="-1.916">
            <text:p>-1.916</text:p>
          </table:table-cell>
          <table:table-cell office:value-type="float" office:value="5485.0">
            <text:p>5485.0</text:p>
          </table:table-cell>
          <table:table-cell office:value-type="float" office:value="128.0">
            <text:p>128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Gif-2108">
            <text:p>Gif-2108</text:p>
          </table:table-cell>
          <table:table-cell office:value-type="float" office:value="46.596">
            <text:p>46.596</text:p>
          </table:table-cell>
          <table:table-cell office:value-type="float" office:value="-1.841">
            <text:p>-1.841</text:p>
          </table:table-cell>
          <table:table-cell office:value-type="float" office:value="4503.0">
            <text:p>4503.0</text:p>
          </table:table-cell>
          <table:table-cell office:value-type="float" office:value="136.0">
            <text:p>136.0</text:p>
          </table:table-cell>
          <table:table-cell office:value-type="string" office:value="Cardium edule">
            <text:p>Cardium edule</text:p>
          </table:table-cell>
          <table:table-cell office:value-type="string" office:value="marine">
            <text:p>marine</text:p>
          </table:table-cell>
          <table:table-cell office:value-type="float" office:value="-159.0">
            <text:p>-159.0</text:p>
          </table:table-cell>
          <table:table-cell office:value-type="float" office:value="62.0">
            <text:p>62.0</text:p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Ters1973,LeorriEtal2012,StephanGoslin2014,GarciaArtolaEtal2018">
            <text:p>Ters1973,LeorriEtal2012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373">
            <text:p>A-12373</text:p>
          </table:table-cell>
          <table:table-cell office:value-type="float" office:value="46.611">
            <text:p>46.611</text:p>
          </table:table-cell>
          <table:table-cell office:value-type="float" office:value="-1.843">
            <text:p>-1.843</text:p>
          </table:table-cell>
          <table:table-cell office:value-type="float" office:value="7105.0">
            <text:p>7105.0</text:p>
          </table:table-cell>
          <table:table-cell office:value-type="float" office:value="141.0">
            <text:p>141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">
            <text:p>-6.9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1878">
            <text:p>A-11878</text:p>
          </table:table-cell>
          <table:table-cell office:value-type="float" office:value="46.611">
            <text:p>46.611</text:p>
          </table:table-cell>
          <table:table-cell office:value-type="float" office:value="-1.843">
            <text:p>-1.843</text:p>
          </table:table-cell>
          <table:table-cell office:value-type="float" office:value="7815.0">
            <text:p>7815.0</text:p>
          </table:table-cell>
          <table:table-cell office:value-type="float" office:value="168.0">
            <text:p>16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5">
            <text:p>-10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1871">
            <text:p>A-11871</text:p>
          </table:table-cell>
          <table:table-cell office:value-type="float" office:value="46.549">
            <text:p>46.549</text:p>
          </table:table-cell>
          <table:table-cell office:value-type="float" office:value="-1.763">
            <text:p>-1.763</text:p>
          </table:table-cell>
          <table:table-cell office:value-type="float" office:value="3465.0">
            <text:p>3465.0</text:p>
          </table:table-cell>
          <table:table-cell office:value-type="float" office:value="176.0">
            <text:p>176.0</text:p>
          </table:table-cell>
          <table:table-cell office:value-type="string" office:value="black mud">
            <text:p>black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1539">
            <text:p>A-11539</text:p>
          </table:table-cell>
          <table:table-cell office:value-type="float" office:value="46.549">
            <text:p>46.549</text:p>
          </table:table-cell>
          <table:table-cell office:value-type="float" office:value="-1.763">
            <text:p>-1.763</text:p>
          </table:table-cell>
          <table:table-cell office:value-type="float" office:value="2690.0">
            <text:p>2690.0</text:p>
          </table:table-cell>
          <table:table-cell office:value-type="float" office:value="202.0">
            <text:p>202.0</text:p>
          </table:table-cell>
          <table:table-cell office:value-type="string" office:value="green-blue mud">
            <text:p>green-blue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1242">
            <text:p>A-11242</text:p>
          </table:table-cell>
          <table:table-cell office:value-type="float" office:value="46.662">
            <text:p>46.662</text:p>
          </table:table-cell>
          <table:table-cell office:value-type="float" office:value="-1.889">
            <text:p>-1.889</text:p>
          </table:table-cell>
          <table:table-cell office:value-type="float" office:value="8055.0">
            <text:p>8055.0</text:p>
          </table:table-cell>
          <table:table-cell office:value-type="float" office:value="168.0">
            <text:p>168.0</text:p>
          </table:table-cell>
          <table:table-cell office:value-type="string" office:value="grey organic clay">
            <text:p>grey 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2">
            <text:p>-9.2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374">
            <text:p>A-12374</text:p>
          </table:table-cell>
          <table:table-cell office:value-type="float" office:value="46.611">
            <text:p>46.611</text:p>
          </table:table-cell>
          <table:table-cell office:value-type="float" office:value="-1.843">
            <text:p>-1.843</text:p>
          </table:table-cell>
          <table:table-cell office:value-type="float" office:value="7650.0">
            <text:p>7650.0</text:p>
          </table:table-cell>
          <table:table-cell office:value-type="float" office:value="160.0">
            <text:p>160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0">
            <text:p>-10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1241">
            <text:p>A-11241</text:p>
          </table:table-cell>
          <table:table-cell office:value-type="float" office:value="46.662">
            <text:p>46.662</text:p>
          </table:table-cell>
          <table:table-cell office:value-type="float" office:value="-1.889">
            <text:p>-1.889</text:p>
          </table:table-cell>
          <table:table-cell office:value-type="float" office:value="6170.0">
            <text:p>6170.0</text:p>
          </table:table-cell>
          <table:table-cell office:value-type="float" office:value="119.0">
            <text:p>119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">
            <text:p>-5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2380">
            <text:p>A-12380</text:p>
          </table:table-cell>
          <table:table-cell office:value-type="float" office:value="46.545">
            <text:p>46.545</text:p>
          </table:table-cell>
          <table:table-cell office:value-type="float" office:value="-1.83">
            <text:p>-1.83</text:p>
          </table:table-cell>
          <table:table-cell office:value-type="float" office:value="4335.0">
            <text:p>4335.0</text:p>
          </table:table-cell>
          <table:table-cell office:value-type="float" office:value="128.0">
            <text:p>128.0</text:p>
          </table:table-cell>
          <table:table-cell office:value-type="string" office:value="peaty mud">
            <text:p>peaty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  <table:table-row>
          <table:table-cell office:value-type="string" office:value="Vendee">
            <text:p>Vendee</text:p>
          </table:table-cell>
          <table:table-cell office:value-type="string" office:value="radiocarbon">
            <text:p>radiocarbon</text:p>
          </table:table-cell>
          <table:table-cell office:value-type="string" office:value="A-11240">
            <text:p>A-11240</text:p>
          </table:table-cell>
          <table:table-cell office:value-type="float" office:value="46.662">
            <text:p>46.662</text:p>
          </table:table-cell>
          <table:table-cell office:value-type="float" office:value="-1.889">
            <text:p>-1.889</text:p>
          </table:table-cell>
          <table:table-cell office:value-type="float" office:value="3470.0">
            <text:p>3470.0</text:p>
          </table:table-cell>
          <table:table-cell office:value-type="float" office:value="112.0">
            <text:p>112.0</text:p>
          </table:table-cell>
          <table:table-cell office:value-type="string" office:value="grey organic mud">
            <text:p>grey orga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">
            <text:p>-2.1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JolyVisset2009,StephanGoslin2014,GarciaArtolaEtal2018">
            <text:p>JolyVisset2009,StephanGoslin2014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